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f18" officeooo:paragraph-rsid="00089f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7:48:16.627608632</meta:creation-date>
    <dc:date>2025-02-24T17:49:00.460624038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4.2.7.2$Linux_X86_64 LibreOffice_project/420$Build-2</meta:generator>
  </office:meta>
</office:document-meta>
</file>